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1.593cm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593cm"/>
    </style:style>
    <style:style style:name="Tabla12" style:family="table">
      <style:table-properties style:width="17.013cm" fo:margin-left="0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7" style:family="table-row">
      <style:table-row-properties style:min-row-height="1.593cm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7" style:family="table-row">
      <style:table-row-properties style:min-row-height="1.593cm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7" style:family="table-row">
      <style:table-row-properties style:min-row-height="1.593cm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7" style:family="table-row">
      <style:table-row-properties style:min-row-height="1.593cm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variant="normal" fo:text-transform="none" fo:color="#000000" style:font-name="arial" fo:font-size="10.5pt" fo:letter-spacing="normal" fo:font-style="normal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 style:list-style-name="L1"/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font-name="arial" fo:font-size="10.5pt" fo:letter-spacing="normal" fo:font-style="normal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TES INTERESADAS: </text:span><text:line-break/><text:line-break/><text:span text:style-name="T1">Dentista</text:span><text:line-break/><text:span text:style-name="T1">Pacientes</text:span><text:line-break/><text:span text:style-name="T1">Administrativo/a (será el actor principal)</text:span><text:line-break/><text:line-break/><text:span text:style-name="T1">FUNCIONALES:</text:span><text:line-break/><text:line-break/><text:span text:style-name="T1">- Una agenda como la del teléfono inteligente</text:span><text:line-break/><text:span text:style-name="T1">- Buscar</text:span><text:line-break/><text:span text:style-name="T1">- Ordenación</text:span><text:line-break/><text:span text:style-name="T1">- Insertar-Modificar-Borrar</text:span><text:line-break/><text:span text:style-name="T1">- Sin login para acceder (no es un requisito)</text:span><text:line-break/><text:span text:style-name="T1">- Copias de seguridad manuales a un fichero local</text:span><text:line-break/><text:span text:style-name="T1">- Interfaz de texto por consola</text:span><text:line-break/><text:span text:style-name="T1">- Almacenar información del paciente: DNI, nombre y apellidos, teléfonos, correos electrónicos, dirección(nes) postales, anotaciones, favorito, más usados, redes sociales (nombre + URL ó usuario)</text:span><text:line-break/><text:span text:style-name="T1">- Imprimir la agenda de forma bonita en texto plano o HTML opcionalmente</text:span><text:line-break/><text:line-break/><text:span text:style-name="T1">NO FUNCIONALES: </text:span><text:line-break/><text:line-break/><text:span text:style-name="T1">- Escrito en C++</text:span><text:line-break/><text:span text:style-name="T1">- Se ejecuta en un ordenador con Linux</text:span><text:line-break/><text:span text:style-name="T1">- Nivel de seguridad cero</text:span><text:line-break/><text:span text:style-name="T1">- Integridad de datos: copias de seguridad manuales</text:span><text:line-break/><text:span text:style-name="T1">- Volumen de datos 200 entradas</text:span><text:line-break/><text:span text:style-name="T1">- El almacenamiento es texto plano/binario</text:span><text:line-break/><text:line-break/><text:span text:style-name="T1">PRIORIDADES: </text:span><text:line-break/><text:line-break/><text:span text:style-name="T1">Como cliente me interesa que funcione lo primero la funcionalidad de búsqueda por apellido, para sustituir mi agenda de papel. Nota: ten en cuenta que esta preferencia tendrá dependencias.</text:span></text:p>
      <text:p text:style-name="P2"/>
      <text:p text:style-name="P2"/>
      <text:p text:style-name="P2">0001_BUSCAR El &lt;sistema&gt; debe permitir &lt;buscar por apellidos&gt;</text:p>
      <text:p text:style-name="P2">0002_GESTIONAR El &lt;sistema&gt; deber permitir &lt;insertar, modificar y borrar información de un cliente&gt;</text:p>
      <text:p text:style-name="P2">0003_SALVAR El &lt;sistema&gt; debe permitir &lt;crear una copia de seguridad&gt; manualmente</text:p>
      <text:p text:style-name="P2">0004_ALMACENAR El &lt;sistema&gt; debe &lt;almacenar&gt; los campos apellidos, nombre, teléfonos, e-mails, <text:s/>direccion(es), redes sociales, etc.</text:p>
      <text:p text:style-name="P2">0005_IMPRIMIR El &lt;sistema&gt; debe permitir &lt;imprimir contactos de la agenda&gt;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Caso de uso: BUSCAR</text:p>
          </table:table-cell>
        </table:table-row>
        <table:table-row>
          <table:table-cell table:style-name="Tabla1.A2" office:value-type="string">
            <text:p text:style-name="P5">ID: 0001_BUSCAR</text:p>
          </table:table-cell>
        </table:table-row>
        <table:table-row>
          <table:table-cell table:style-name="Tabla1.A2" office:value-type="string">
            <text:p text:style-name="P5">Breve descripción: El interesado pretende buscar un cliente de la agenda de contactos</text:p>
          </table:table-cell>
        </table:table-row>
        <table:table-row>
          <table:table-cell table:style-name="Tabla1.A2" office:value-type="string">
            <text:p text:style-name="P5">Actores principales: Administrativo</text:p>
          </table:table-cell>
        </table:table-row>
        <table:table-row>
          <table:table-cell table:style-name="Tabla1.A2" office:value-type="string">
            <text:p text:style-name="P5">Actores secundarios: </text:p>
          </table:table-cell>
        </table:table-row>
        <table:table-row>
          <table:table-cell table:style-name="Tabla1.A2" office:value-type="string">
            <text:p text:style-name="P5">Precondiciones: Debe haber contenido en la base de datos. Asumimos que el campo “apellidos” tiene que haber sido completado para todas las entradas.</text:p>
          </table:table-cell>
        </table:table-row>
        <table:table-row table:style-name="Tabla1.7">
          <table:table-cell table:style-name="Tabla1.A2" office:value-type="string">
            <text:p text:style-name="P5">Flujo principal: </text:p>
            <text:p text:style-name="P5">1. El caso de uso empieza cuando el interesado selecciona la opción “buscar” del programa.</text:p>
            <text:p text:style-name="P5">2. El sistema pide el apellido. </text:p>
            <text:p text:style-name="P5">3. El interesado introduce el apellido</text:p>
            <text:p text:style-name="P5">4. El interesado selecciona uno de los clientes mostrados</text:p>
            <text:p text:style-name="P5">5. El sistema ha mostrado todos los clientes que contienen ese apellido</text:p>
            <text:p text:style-name="P5"><text:soft-page-break/>6. El sistema ha ordenado alfabéticamente los clientes mostrados, dando prioridad a los más frecuentes.</text:p>
            <text:p text:style-name="P5">7. El sistema incrementa el campo del número de veces de consulta.</text:p>
          </table:table-cell>
        </table:table-row>
        <table:table-row>
          <table:table-cell table:style-name="Tabla1.A2" office:value-type="string">
            <text:p text:style-name="P5">Postcondiciones:</text:p>
            <text:p text:style-name="P5">1. El sistema modifica el campo de frecuencia en las entradas vistas.</text:p>
          </table:table-cell>
        </table:table-row>
        <table:table-row>
          <table:table-cell table:style-name="Tabla1.A2" office:value-type="string">
            <text:p text:style-name="P5">Flujos alternativos: 2.a No hay ninguna entrada con ese apellido.</text:p>
            <text:p text:style-name="P5">2.b El cliente introduce algún carácter inválido (numérico)</text:p>
          </table:table-cell>
        </table:table-row>
      </table:table>
      <text:p text:style-name="P2"/>
      <text:p text:style-name="P2"/>
      <text:p text:style-name="P2"/>
      <text:p text:style-name="P2"/>
      <table:table table:name="Tabla2" table:style-name="Tabla2">
        <table:table-column table:style-name="Tabla2.A"/>
        <table:table-row>
          <table:table-cell table:style-name="Tabla2.A1" office:value-type="string">
            <text:p text:style-name="P5">Caso de uso: INSERTAR</text:p>
          </table:table-cell>
        </table:table-row>
        <table:table-row>
          <table:table-cell table:style-name="Tabla2.A2" office:value-type="string">
            <text:p text:style-name="P5">ID: 0002</text:p>
          </table:table-cell>
        </table:table-row>
        <table:table-row>
          <table:table-cell table:style-name="Tabla2.A2" office:value-type="string">
            <text:p text:style-name="P5">Breve descripción: El interesado pretende insertar un cliente</text:p>
          </table:table-cell>
        </table:table-row>
        <table:table-row>
          <table:table-cell table:style-name="Tabla2.A2" office:value-type="string">
            <text:p text:style-name="P5">Actores principales: Administrativo</text:p>
          </table:table-cell>
        </table:table-row>
        <table:table-row>
          <table:table-cell table:style-name="Tabla2.A2" office:value-type="string">
            <text:p text:style-name="P5">Actores secundarios: </text:p>
          </table:table-cell>
        </table:table-row>
        <table:table-row>
          <table:table-cell table:style-name="Tabla2.A2" office:value-type="string">
            <text:p text:style-name="P5">Precondiciones: El cliente no debe estar registrado en la base de datos</text:p>
          </table:table-cell>
        </table:table-row>
        <table:table-row table:style-name="Tabla2.7">
          <table:table-cell table:style-name="Tabla2.A2" office:value-type="string">
            <text:p text:style-name="P5"><office:annotation><dc:creator>Autor desconocido</dc:creator><dc:date>2014-11-12T18:18:00</dc:date><text:p text:style-name="P8"><text:span text:style-name="T2">Será más fácil dividir el caso en varios más concretos que lo extiendan</text:span></text:p></office:annotation>Flujo principal: </text:p>
            <text:p text:style-name="P6">1. El caso de uso empieza cuando el interesado selecciona la opción “insertar un cliente” la lista del programa.</text:p>
            <text:p text:style-name="P6">2. El sistema muestra los campos del cliente.</text:p>
            <text:p text:style-name="P6">3. El interesado completa dicho(s) campo(s) con la información deseada y selecciona “guardar”</text:p>
          </table:table-cell>
        </table:table-row>
        <table:table-row>
          <table:table-cell table:style-name="Tabla2.A2" office:value-type="string">
            <text:p text:style-name="P5">Postcondiciones:</text:p>
            <text:p text:style-name="P5"><office:annotation><dc:creator>Autor desconocido</dc:creator><dc:date>2014-11-12T18:18:41</dc:date><text:p text:style-name="P8"><text:span text:style-name="T2">Mejor poner: Los cambios quedan registrado en el fichero que hace de base de datos. El fichero seguirá ordenado</text:span></text:p></office:annotation>1. El sistema ha registrado en la base de datos el nuevo cliente</text:p>
            <text:p text:style-name="P5">2. Una vez completadas las operaciones, el sistema muestra el cliente en la lista.</text:p>
          </table:table-cell>
        </table:table-row>
        <table:table-row>
          <table:table-cell table:style-name="Tabla2.A2" office:value-type="string">
            <text:p text:style-name="P5">Flujos alternativos: </text:p>
            <text:p text:style-name="P5">2.a El interesado selecciona la opción “cancelar” al seleccionar el cliente</text:p>
            <text:p text:style-name="P5">3.a Si el apellido queda en blanco volvemos a empezar 3. </text:p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">Caso de uso: MODIFICAR</text:p>
          </table:table-cell>
        </table:table-row>
        <table:table-row>
          <table:table-cell table:style-name="Tabla12.A2" office:value-type="string">
            <text:p text:style-name="P5">ID: 0003</text:p>
          </table:table-cell>
        </table:table-row>
        <table:table-row>
          <table:table-cell table:style-name="Tabla12.A2" office:value-type="string">
            <text:p text:style-name="P5">Breve descripción: El interesado pretende modificar un campo de cliente</text:p>
          </table:table-cell>
        </table:table-row>
        <table:table-row>
          <table:table-cell table:style-name="Tabla12.A2" office:value-type="string">
            <text:p text:style-name="P5">Actores principales: Administrativo</text:p>
          </table:table-cell>
        </table:table-row>
        <table:table-row>
          <table:table-cell table:style-name="Tabla12.A2" office:value-type="string">
            <text:p text:style-name="P5">Actores secundarios: </text:p>
          </table:table-cell>
        </table:table-row>
        <table:table-row>
          <table:table-cell table:style-name="Tabla12.A2" office:value-type="string">
            <text:p text:style-name="P5">Precondiciones: El cliente debe haber sido previamente buscado y seleccionado</text:p>
          </table:table-cell>
        </table:table-row>
        <table:table-row table:style-name="Tabla12.7">
          <table:table-cell table:style-name="Tabla12.A2" office:value-type="string">
            <text:p text:style-name="P5"><office:annotation><dc:creator>Autor desconocido</dc:creator><dc:date>2014-11-12T18:18:00</dc:date><text:p text:style-name="P8"><text:span text:style-name="T2">Será más fácil dividir el caso en varios más concretos que lo extiendan</text:span></text:p></office:annotation>Flujo principal: </text:p>
            <text:p text:style-name="P6">1. <office:annotation><dc:creator>Autor desconocido</dc:creator><dc:date>2014-11-12T18:17:40</dc:date><text:p text:style-name="P8"><text:span text:style-name="T2">La idea de modificar es poder cambiar cualquier campo.</text:span></text:p></office:annotation>El interesado selecciona la opción “modificar”</text:p>
            <text:p text:style-name="P6">2. El sistema muestra los campos del cliente.</text:p>
            <text:p text:style-name="P6">3. El interesado actualiza dichos campos y selecciona “actualizar”</text:p>
          </table:table-cell>
        </table:table-row>
        <table:table-row>
          <table:table-cell table:style-name="Tabla12.A2" office:value-type="string">
            <text:p text:style-name="P5">Postcondiciones:</text:p>
            <text:p text:style-name="P5"><office:annotation><dc:creator>Autor desconocido</dc:creator><dc:date>2014-11-12T18:18:41</dc:date><text:p text:style-name="P8"><text:span text:style-name="T2">Mejor poner: Los cambios quedan registrado en el fichero que hace de base de datos. El fichero seguirá ordenado</text:span></text:p></office:annotation>1. Los cambios quedan registrados en el fichero de base de datos. El fichero seguirá ordenado.</text:p>
            <text:p text:style-name="P5">2. Una vez completadas las operaciones, el sistema muestra la opción “guardar”.</text:p>
          </table:table-cell>
        </table:table-row>
        <table:table-row>
          <table:table-cell table:style-name="Tabla12.A2" office:value-type="string">
            <text:p text:style-name="P5">Flujos alternativos: </text:p>
            <text:p text:style-name="P5">2.a El interesado selecciona la opción “cancelar” al seleccionar el cliente</text:p>
            <text:p text:style-name="P5"><text:soft-page-break/>3.a Si el apellido queda en blanco volvemos a empezar 1. </text:p>
          </table:table-cell>
        </table:table-row>
      </table:table>
      <text:p text:style-name="Standard"/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Caso de uso: BORRAR</text:p>
          </table:table-cell>
        </table:table-row>
        <table:table-row>
          <table:table-cell table:style-name="Tabla13.A2" office:value-type="string">
            <text:p text:style-name="P5">ID: 0004</text:p>
          </table:table-cell>
        </table:table-row>
        <table:table-row>
          <table:table-cell table:style-name="Tabla13.A2" office:value-type="string">
            <text:p text:style-name="P5">Breve descripción: El interesado pretende borrar un campo de cliente</text:p>
          </table:table-cell>
        </table:table-row>
        <table:table-row>
          <table:table-cell table:style-name="Tabla13.A2" office:value-type="string">
            <text:p text:style-name="P5">Actores principales: Dentista</text:p>
          </table:table-cell>
        </table:table-row>
        <table:table-row>
          <table:table-cell table:style-name="Tabla13.A2" office:value-type="string">
            <text:p text:style-name="P5">Actores secundarios: </text:p>
          </table:table-cell>
        </table:table-row>
        <table:table-row>
          <table:table-cell table:style-name="Tabla13.A2" office:value-type="string">
            <text:p text:style-name="P5">Precondiciones: El cliente debe haber sido previamente buscado y seleccionado</text:p>
          </table:table-cell>
        </table:table-row>
        <table:table-row table:style-name="Tabla13.7">
          <table:table-cell table:style-name="Tabla13.A2" office:value-type="string">
            <text:p text:style-name="P5"><office:annotation><dc:creator>Autor desconocido</dc:creator><dc:date>2014-11-12T18:18:00</dc:date><text:p text:style-name="P8"><text:span text:style-name="T2">Será más fácil dividir el caso en varios más concretos que lo extiendan</text:span></text:p></office:annotation>Flujo principal: </text:p>
            <text:p text:style-name="P6">1. El interesado selecciona la opción “borrar”</text:p>
            <text:p text:style-name="P6">2. El sistema muestra os campos del cliente completados previamente</text:p>
            <text:p text:style-name="P6">3. El interesado selecciona que campo desea borrar y selecciona “actualizar”</text:p>
          </table:table-cell>
        </table:table-row>
        <table:table-row>
          <table:table-cell table:style-name="Tabla13.A2" office:value-type="string">
            <text:p text:style-name="P5">Postcondiciones:</text:p>
            <text:p text:style-name="P5"><office:annotation><dc:creator>Autor desconocido</dc:creator><dc:date>2014-11-12T18:18:41</dc:date><text:p text:style-name="P8"><text:span text:style-name="T2">Mejor poner: Los cambios quedan registrado en el fichero que hace de base de datos. El fichero seguirá ordenado</text:span></text:p></office:annotation>1. El sistema ha resaltado los campos completados que poseen los clientes que contienen ese apellido</text:p>
            <text:p text:style-name="P5">2. Una vez completadas las operaciones, el sistema muestra la opción “guardar”.</text:p>
          </table:table-cell>
        </table:table-row>
        <table:table-row>
          <table:table-cell table:style-name="Tabla13.A2" office:value-type="string">
            <text:p text:style-name="P5">Flujos alternativos: </text:p>
            <text:p text:style-name="P5">2.a El interesado selecciona la opción “cancelar” al seleccionar el cliente</text:p>
            <text:p text:style-name="P5">3.a Si el apellido queda en blanco volvemos a empezar 1. </text:p>
          </table:table-cell>
        </table:table-row>
      </table:table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P5">Caso de uso: SALVAR</text:p>
          </table:table-cell>
        </table:table-row>
        <table:table-row>
          <table:table-cell table:style-name="Tabla3.A2" office:value-type="string">
            <text:p text:style-name="P5">ID: 0005</text:p>
          </table:table-cell>
        </table:table-row>
        <table:table-row>
          <table:table-cell table:style-name="Tabla3.A2" office:value-type="string">
            <text:p text:style-name="P5">Breve descripción: El interesado pretende realizar una copia de seguridad del sistema</text:p>
          </table:table-cell>
        </table:table-row>
        <table:table-row>
          <table:table-cell table:style-name="Tabla3.A2" office:value-type="string">
            <text:p text:style-name="P5">Actores principales: Administrativo</text:p>
          </table:table-cell>
        </table:table-row>
        <table:table-row>
          <table:table-cell table:style-name="Tabla3.A2" office:value-type="string">
            <text:p text:style-name="P5">Actores secundarios: </text:p>
          </table:table-cell>
        </table:table-row>
        <table:table-row>
          <table:table-cell table:style-name="Tabla3.A2" office:value-type="string">
            <text:p text:style-name="P5">Precondiciones: Debe existir información para realizar la copia de seguridad</text:p>
          </table:table-cell>
        </table:table-row>
        <table:table-row table:style-name="Tabla3.7">
          <table:table-cell table:style-name="Tabla3.A2" office:value-type="string">
            <text:p text:style-name="P5">Flujo principal: </text:p>
            <text:p text:style-name="P5">1. El caso de uso empieza cuando el interesado selecciona la opción “realizar copia de seguridad”</text:p>
            <text:p text:style-name="P5">2. El sistema copia toda la información existente en un fichero de seguridad con nombre único basado en fecha y hora. </text:p>
            <text:p text:style-name="P5">3. El sistema muestra el mensaje “copia de seguridad realizada” por pantalla.</text:p>
          </table:table-cell>
        </table:table-row>
        <table:table-row>
          <table:table-cell table:style-name="Tabla3.A2" office:value-type="string">
            <text:p text:style-name="P5">Postcondiciones:</text:p>
            <text:p text:style-name="P5"/>
            <text:p text:style-name="P5">1. El sistema muestra la opción “cargar base de datos” desbloqueada</text:p>
          </table:table-cell>
        </table:table-row>
        <table:table-row>
          <table:table-cell table:style-name="Tabla3.A2" office:value-type="string">
            <text:p text:style-name="P5">Flujos alternativos: 1.a El interesado selecciona la opción “cancelar” al seleccionar realizar copia de seguridad</text:p>
            <text:p text:style-name="P5">2.a Si el programa no tiene permisos para escribir en la carpeta destinada a copias de seguridad se termina el caso con un mensaje de error.</text:p>
          </table:table-cell>
        </table:table-row>
      </table:table>
      <text:p text:style-name="Standard"/>
      <text:p text:style-name="Standard"/>
      <text:p text:style-name="Standard"/>
      <table:table table:name="Tabla5" table:style-name="Tabla5">
        <table:table-column table:style-name="Tabla5.A"/>
        <table:table-row>
          <table:table-cell table:style-name="Tabla5.A1" office:value-type="string">
            <text:p text:style-name="P5">Caso de uso: IMPRIMIR</text:p>
          </table:table-cell>
        </table:table-row>
        <table:table-row>
          <table:table-cell table:style-name="Tabla5.A2" office:value-type="string">
            <text:p text:style-name="P5">ID: 0006</text:p>
          </table:table-cell>
        </table:table-row>
        <text:soft-page-break/>
        <table:table-row>
          <table:table-cell table:style-name="Tabla5.A2" office:value-type="string">
            <text:p text:style-name="P5">Breve descripción: El interesado pretende imprimir todos los clientes almacenados en el programa</text:p>
          </table:table-cell>
        </table:table-row>
        <table:table-row>
          <table:table-cell table:style-name="Tabla5.A2" office:value-type="string">
            <text:p text:style-name="P5">Actores principales: <text:s/>Administrativo</text:p>
          </table:table-cell>
        </table:table-row>
        <table:table-row>
          <table:table-cell table:style-name="Tabla5.A2" office:value-type="string">
            <text:p text:style-name="P5">Actores secundarios:</text:p>
          </table:table-cell>
        </table:table-row>
        <table:table-row>
          <table:table-cell table:style-name="Tabla5.A2" office:value-type="string">
            <text:p text:style-name="P5">Precondiciones: Al menos un registro en el sistema</text:p>
          </table:table-cell>
        </table:table-row>
        <table:table-row table:style-name="Tabla5.7">
          <table:table-cell table:style-name="Tabla5.A2" office:value-type="string">
            <text:p text:style-name="P5">Flujo principal: </text:p>
            <text:p text:style-name="P5">1. El caso de uso empieza cuando el interesado selecciona la opción “imprimir información de clientes”</text:p>
            <text:p text:style-name="P5">2. El sistema imprime en un fichero todos clientes </text:p>
          </table:table-cell>
        </table:table-row>
        <table:table-row>
          <table:table-cell table:style-name="Tabla5.A2" office:value-type="string">
            <text:p text:style-name="P5">Postcondiciones: Ninguna</text:p>
          </table:table-cell>
        </table:table-row>
        <table:table-row>
          <table:table-cell table:style-name="Tabla5.A2" office:value-type="string">
            <text:p text:style-name="P5">Flujos alternativos: 1.a El cliente selecciona la opción “cancelar” al seleccionar “imprimir información de clientes”.</text:p>
          </table:table-cell>
        </table:table-row>
      </table:table>
      <text:p text:style-name="Standard"/>
      <text:p text:style-name="Standard"/>
      <text:p text:style-name="P3">HISTORIAS DE USUARIO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6">ID: 1 <text:s text:c="54"/>BUSCAR CLIENTE</text:p>
          </table:table-cell>
        </table:table-row>
        <table:table-row>
          <table:table-cell table:style-name="Tabla6.A2" office:value-type="string">
            <text:p text:style-name="Table_20_Contents">Como cliente, deseo poder buscar un cliente cualquiera de la base de datos utilizando como clave los apellidos del mismo, siempre y cuando el cliente a buscar este registrado.</text:p>
            <text:p text:style-name="Table_20_Contents"/>
            <text:p text:style-name="Table_20_Contents">Prioridad: 1 (Alta) <text:s text:c="58"/>Dependiente de: <text:s/>2</text:p>
          </table:table-cell>
        </table:table-row>
        <table:table-row>
          <table:table-cell table:style-name="Tabla6.A2" office:value-type="string">
            <text:p text:style-name="Table_20_Contents">Pruebas de aceptación: </text:p>
            <text:list xml:id="list17597776291" text:style-name="L1">
              <text:list-item>
                <text:p text:style-name="P7">Introducir un apellido inexistente en la base de datos y que de error.</text:p>
              </text:list-item>
              <text:list-item>
                <text:p text:style-name="P7">Introducir todos los datos correctos y comprobar que el indicador de frecuencia del cliente se incrementa.</text:p>
              </text:list-item>
            </text:list>
            <text:p text:style-name="Table_20_Contents"/>
          </table:table-cell>
        </table:table-row>
      </table:table>
      <text:p text:style-name="P4"/>
      <text:p text:style-name="P4"/>
      <table:table table:name="Tabla7" table:style-name="Tabla7">
        <table:table-column table:style-name="Tabla7.A"/>
        <table:table-row>
          <table:table-cell table:style-name="Tabla7.A1" office:value-type="string">
            <text:p text:style-name="P6">ID: 2 <text:s text:c="53"/>INSERTAR CLIENTE</text:p>
          </table:table-cell>
        </table:table-row>
        <table:table-row>
          <table:table-cell table:style-name="Tabla7.A2" office:value-type="string">
            <text:p text:style-name="Table_20_Contents">Como cliente, deseo poder registrar un nuevo cliente en la base de datos, rellenando como mínimo el campo de apellidos.</text:p>
            <text:p text:style-name="Table_20_Contents"/>
            <text:p text:style-name="Table_20_Contents">Prioridad: 2 (Media) <text:s text:c="78"/>Dependiente de: 1</text:p>
          </table:table-cell>
        </table:table-row>
        <table:table-row>
          <table:table-cell table:style-name="Tabla7.A2" office:value-type="string">
            <text:p text:style-name="Table_20_Contents">Pruebas de aceptación: </text:p>
            <text:list xml:id="list55262046" text:continue-numbering="true" text:style-name="L1">
              <text:list-item>
                <text:p text:style-name="P7">Introducir un carácter no valido en los campos a rellenar y que de error.</text:p>
              </text:list-item>
              <text:list-item>
                <text:p text:style-name="P7">Introducir todos los datos correctos y comprobar que el nuevo cliente está registrado en la base de datos</text:p>
              </text:list-item>
            </text:list>
          </table:table-cell>
        </table:table-row>
      </table:table>
      <text:p text:style-name="Standard"/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P6">ID: 3 <text:s text:c="52"/>MODIFICAR CLIENTE</text:p>
          </table:table-cell>
        </table:table-row>
        <table:table-row>
          <table:table-cell table:style-name="Tabla8.A2" office:value-type="string">
            <text:p text:style-name="Table_20_Contents">Como cliente, deseo poder modificar los campos de un cliente registrado en la base de datos, actualizándose así después de introducir los nuevos campos.</text:p>
            <text:p text:style-name="Table_20_Contents"/>
            <text:p text:style-name="Table_20_Contents">Prioridad: 2 <text:s text:c="85"/>Dependiente de: 1, 2</text:p>
          </table:table-cell>
        </table:table-row>
        <table:table-row>
          <table:table-cell table:style-name="Tabla8.A2" office:value-type="string">
            <text:p text:style-name="Table_20_Contents">Pruebas de aceptación: </text:p>
            <text:list xml:id="list1579580721" text:continue-numbering="true" text:style-name="L1">
              <text:list-item>
                <text:p text:style-name="P7">Introducir un carácter no valido en los campos a rellenar y que de error.</text:p>
              </text:list-item>
              <text:list-item>
                <text:p text:style-name="P7"><text:soft-page-break/>Introducir todos los datos correctos y comprobar que el cliente ahora tiene toda su información actualizada.</text:p>
              </text:list-item>
            </text:list>
          </table:table-cell>
        </table:table-row>
      </table:table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P6">ID: 4 <text:s text:c="52"/>BORRAR CLIENTE</text:p>
          </table:table-cell>
        </table:table-row>
        <table:table-row>
          <table:table-cell table:style-name="Tabla9.A2" office:value-type="string">
            <text:p text:style-name="Table_20_Contents">Como cliente, deseo poder borrar un cliente registrado en la base de datos, <text:s/>siempre y cuando el cliente a borrar esté previamente registrado en la base de datos.</text:p>
            <text:p text:style-name="Table_20_Contents"/>
            <text:p text:style-name="Table_20_Contents">Prioridad: 2 <text:s text:c="71"/>Dependiente de: 1, 2</text:p>
          </table:table-cell>
        </table:table-row>
        <table:table-row>
          <table:table-cell table:style-name="Tabla9.A2" office:value-type="string">
            <text:p text:style-name="Table_20_Contents">Pruebas de aceptación: </text:p>
            <text:list xml:id="list1474203974" text:continue-numbering="true" text:style-name="L1">
              <text:list-item>
                <text:p text:style-name="P7">Introducir un apellido no existente en la base de datos y que de error.</text:p>
              </text:list-item>
              <text:list-item>
                <text:p text:style-name="P7">Seleccionar correctamente el cliente a borrar y comprobar que dicho cliente ya no se encuentra en la base de datos.</text:p>
              </text:list-item>
            </text:list>
          </table:table-cell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">ID: 5 <text:s text:c="52"/>SALVAR BASE DE DATOS</text:p>
          </table:table-cell>
        </table:table-row>
        <table:table-row>
          <table:table-cell table:style-name="Tabla10.A2" office:value-type="string">
            <text:p text:style-name="Table_20_Contents">Como cliente, deseo poder realizar una copia de seguridad de la base de datos vigente en el sistema que tendrá como distintivo en su nombre la hora y la fecha de la realización del backup.</text:p>
            <text:p text:style-name="Table_20_Contents"/>
            <text:p text:style-name="Table_20_Contents">Prioridad: 1 <text:s text:c="85"/>Dependiente de: 2</text:p>
          </table:table-cell>
        </table:table-row>
        <table:table-row>
          <table:table-cell table:style-name="Tabla10.A2" office:value-type="string">
            <text:p text:style-name="Table_20_Contents">Pruebas de aceptación: </text:p>
            <text:list xml:id="list660366434" text:continue-numbering="true" text:style-name="L1">
              <text:list-item>
                <text:p text:style-name="P7">No tener ningún cliente registrado y que de error.</text:p>
              </text:list-item>
              <text:list-item>
                <text:p text:style-name="P7">Que se realice la copia de seguridad correctamente y comprobar que ha sido creado el fichero con la fecha y la hora correspondientes a dicha acción.</text:p>
              </text:list-item>
            </text:list>
          </table:table-cell>
        </table:table-row>
      </table:table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">ID: 6 <text:s text:c="51"/>IMPRIMIR CLIENTES</text:p>
          </table:table-cell>
        </table:table-row>
        <table:table-row>
          <table:table-cell table:style-name="Tabla11.A2" office:value-type="string">
            <text:p text:style-name="Table_20_Contents">Como cliente, deseo poder imprimir un listado de todos los clientes registrados en la base de datos, con sus correspondientes campos, en un fichero con dicho fin.</text:p>
            <text:p text:style-name="Table_20_Contents"/>
            <text:p text:style-name="Table_20_Contents">Prioridad: 3 (Baja) <text:s text:c="61"/>Dependiente de: 1</text:p>
          </table:table-cell>
        </table:table-row>
        <table:table-row>
          <table:table-cell table:style-name="Tabla11.A2" office:value-type="string">
            <text:p text:style-name="Table_20_Contents">Pruebas de aceptación: </text:p>
            <text:list xml:id="list1601269068" text:continue-numbering="true" text:style-name="L1">
              <text:list-item>
                <text:p text:style-name="P7">No tener ningún cliente registrado y que de error. </text:p>
              </text:list-item>
              <text:list-item>
                <text:p text:style-name="P7">Realizar la acción de imprimir en fichero y comprobar que todos los clientes se han impreso satisfactoriamente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, helvetica, sans-serif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8:20:20</meta:creation-date>
    <dc:date>2014-11-16T18:35:38</dc:date>
    <meta:editing-duration>PT2H52M11S</meta:editing-duration>
    <meta:editing-cycles>32</meta:editing-cycles>
    <meta:generator>LibreOffice/3.5$Linux_X86_64 LibreOffice_project/350m1$Build-2</meta:generator>
    <meta:document-statistic meta:table-count="12" meta:image-count="0" meta:object-count="0" meta:page-count="5" meta:paragraph-count="134" meta:word-count="1379" meta:character-count="9547" meta:non-whitespace-character-count="7528"/>
  </office:meta>
</office:document-meta>
</file>